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13.227cm" style:rel-column-width="50953*"/>
    </style:style>
    <style:style style:name="Tableau1.B" style:family="table-column">
      <style:table-column-properties style:column-width="3.785cm" style:rel-column-width="14582*"/>
    </style:style>
    <style:style style:name="Tableau1.A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fo:background-color="#ffff99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leau1.B3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13.227cm" style:rel-column-width="50953*"/>
    </style:style>
    <style:style style:name="Tableau3.B" style:family="table-column">
      <style:table-column-properties style:column-width="3.785cm" style:rel-column-width="14582*"/>
    </style:style>
    <style:style style:name="Tableau3.A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ffff99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leau3.B3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5.318cm" style:rel-column-width="20486*"/>
    </style:style>
    <style:style style:name="Tableau4.B" style:family="table-column">
      <style:table-column-properties style:column-width="7.909cm" style:rel-column-width="30467*"/>
    </style:style>
    <style:style style:name="Tableau4.C" style:family="table-column">
      <style:table-column-properties style:column-width="3.785cm" style:rel-column-width="14582*"/>
    </style:style>
    <style:style style:name="Tableau4.A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background-color="#ffff99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.A3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leau4.C3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5.318cm" style:rel-column-width="20486*"/>
    </style:style>
    <style:style style:name="Tableau2.B" style:family="table-column">
      <style:table-column-properties style:column-width="7.909cm" style:rel-column-width="30467*"/>
    </style:style>
    <style:style style:name="Tableau2.C" style:family="table-column">
      <style:table-column-properties style:column-width="3.785cm" style:rel-column-width="14582*"/>
    </style:style>
    <style:style style:name="Tableau2.A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ffff99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A3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leau2.C3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background-color="#ccccff"/>
    </style:style>
    <style:style style:name="P2" style:family="paragraph" style:parent-style-name="Table_20_Contents">
      <style:text-properties officeooo:paragraph-rsid="001fe868" fo:background-color="#ccccff"/>
    </style:style>
    <style:style style:name="P3" style:family="paragraph" style:parent-style-name="Table_20_Contents">
      <style:text-properties officeooo:paragraph-rsid="002e7f6c" fo:background-color="#ccccff"/>
    </style:style>
    <style:style style:name="P4" style:family="paragraph" style:parent-style-name="Table_20_Contents">
      <style:text-properties officeooo:paragraph-rsid="0030d5ff" fo:background-color="#ccccff"/>
    </style:style>
    <style:style style:name="P5" style:family="paragraph" style:parent-style-name="Table_20_Contents">
      <style:text-properties officeooo:rsid="001469d0" officeooo:paragraph-rsid="001469d0"/>
    </style:style>
    <style:style style:name="P6" style:family="paragraph" style:parent-style-name="Table_20_Contents">
      <style:text-properties officeooo:rsid="001469d0" officeooo:paragraph-rsid="001fe868"/>
    </style:style>
    <style:style style:name="P7" style:family="paragraph" style:parent-style-name="Table_20_Contents">
      <style:text-properties officeooo:rsid="001469d0" officeooo:paragraph-rsid="002e7f6c"/>
    </style:style>
    <style:style style:name="P8" style:family="paragraph" style:parent-style-name="Table_20_Contents">
      <style:text-properties officeooo:rsid="001469d0" officeooo:paragraph-rsid="0030d5ff"/>
    </style:style>
    <style:style style:name="P9" style:family="paragraph" style:parent-style-name="Table_20_Contents">
      <style:text-properties officeooo:paragraph-rsid="001fe868"/>
    </style:style>
    <style:style style:name="P10" style:family="paragraph" style:parent-style-name="Table_20_Contents">
      <style:text-properties officeooo:paragraph-rsid="002e7f6c"/>
    </style:style>
    <style:style style:name="P11" style:family="paragraph" style:parent-style-name="Table_20_Contents">
      <style:text-properties officeooo:rsid="001469d0" officeooo:paragraph-rsid="0030d5ff" fo:background-color="transparent"/>
    </style:style>
    <style:style style:name="P12" style:family="paragraph" style:parent-style-name="Table_20_Contents">
      <style:text-properties officeooo:paragraph-rsid="0030d5ff"/>
    </style:style>
    <style:style style:name="P13" style:family="paragraph" style:parent-style-name="Standard">
      <style:text-properties officeooo:paragraph-rsid="00128e8e"/>
    </style:style>
    <style:style style:name="P14" style:family="paragraph" style:parent-style-name="Standard">
      <style:text-properties officeooo:rsid="00128e8e" officeooo:paragraph-rsid="00128e8e"/>
    </style:style>
    <style:style style:name="P15" style:family="paragraph" style:parent-style-name="Standard">
      <style:text-properties officeooo:rsid="00128e8e" officeooo:paragraph-rsid="001fe868"/>
    </style:style>
    <style:style style:name="P16" style:family="paragraph" style:parent-style-name="Standard">
      <style:text-properties officeooo:rsid="00128e8e" officeooo:paragraph-rsid="002c1811"/>
    </style:style>
    <style:style style:name="P17" style:family="paragraph" style:parent-style-name="Standard">
      <style:text-properties officeooo:rsid="00128e8e" officeooo:paragraph-rsid="001469d0" fo:background-color="transparent"/>
    </style:style>
    <style:style style:name="P18" style:family="paragraph" style:parent-style-name="Standard">
      <style:text-properties officeooo:rsid="00128e8e" officeooo:paragraph-rsid="0030d5ff" fo:background-color="transparent"/>
    </style:style>
    <style:style style:name="P19" style:family="paragraph" style:parent-style-name="Standard">
      <style:text-properties officeooo:rsid="001c41f7" officeooo:paragraph-rsid="0030d5ff"/>
    </style:style>
    <style:style style:name="P20" style:family="paragraph" style:parent-style-name="Attendu">
      <style:text-properties officeooo:rsid="00220c0c"/>
    </style:style>
    <style:style style:name="P21" style:family="paragraph" style:parent-style-name="Attendu">
      <style:text-properties officeooo:rsid="00220c0c" officeooo:paragraph-rsid="002c1811"/>
    </style:style>
    <style:style style:name="P22" style:family="paragraph" style:parent-style-name="Attendu">
      <style:text-properties officeooo:rsid="002c1811" officeooo:paragraph-rsid="002c1811"/>
    </style:style>
    <style:style style:name="P23" style:family="paragraph" style:parent-style-name="Attendu">
      <style:text-properties officeooo:rsid="002c1811" officeooo:paragraph-rsid="00333895"/>
    </style:style>
    <style:style style:name="P24" style:family="paragraph" style:parent-style-name="Attendu">
      <style:text-properties officeooo:rsid="002c1811" officeooo:paragraph-rsid="00347c17"/>
    </style:style>
    <style:style style:name="P25" style:family="paragraph" style:parent-style-name="Text_20_body">
      <style:text-properties officeooo:rsid="00291be6"/>
    </style:style>
    <style:style style:name="P26" style:family="paragraph" style:parent-style-name="Standard" style:list-style-name="L1">
      <style:text-properties officeooo:rsid="00128e8e" officeooo:paragraph-rsid="002c1811"/>
    </style:style>
    <style:style style:name="P27" style:family="paragraph" style:parent-style-name="Standard" style:list-style-name="L2">
      <style:text-properties officeooo:paragraph-rsid="0031e55d"/>
    </style:style>
    <style:style style:name="P28" style:family="paragraph" style:parent-style-name="Standard">
      <style:text-properties officeooo:rsid="00128e8e" officeooo:paragraph-rsid="00380102" fo:background-color="transparent"/>
    </style:style>
    <style:style style:name="P29" style:family="paragraph" style:parent-style-name="Standard" style:list-style-name="L3">
      <style:text-properties officeooo:rsid="00128e8e" officeooo:paragraph-rsid="00380102" fo:background-color="transparent"/>
    </style:style>
    <style:style style:name="P30" style:family="paragraph" style:parent-style-name="Standard">
      <style:text-properties officeooo:rsid="00128e8e" officeooo:paragraph-rsid="00386df1" fo:background-color="transparent"/>
    </style:style>
    <style:style style:name="P31" style:family="paragraph" style:parent-style-name="Heading_20_1">
      <style:text-properties officeooo:rsid="001c41f7"/>
    </style:style>
    <style:style style:name="P32" style:family="paragraph" style:parent-style-name="Heading_20_1">
      <style:text-properties officeooo:rsid="001c41f7" officeooo:paragraph-rsid="001fe868"/>
    </style:style>
    <style:style style:name="P33" style:family="paragraph" style:parent-style-name="Heading_20_1">
      <style:text-properties officeooo:rsid="001c41f7" officeooo:paragraph-rsid="00315a96"/>
    </style:style>
    <style:style style:name="P34" style:family="paragraph" style:parent-style-name="Heading_20_1">
      <style:text-properties officeooo:rsid="001c41f7" officeooo:paragraph-rsid="002e7f6c"/>
    </style:style>
    <style:style style:name="P35" style:family="paragraph" style:parent-style-name="Heading_20_1">
      <style:text-properties officeooo:rsid="001dbc52"/>
    </style:style>
    <style:style style:name="P36" style:family="paragraph" style:parent-style-name="Heading_20_1">
      <style:text-properties officeooo:rsid="001dbc52" officeooo:paragraph-rsid="002c1811"/>
    </style:style>
    <style:style style:name="P37" style:family="paragraph" style:parent-style-name="Heading_20_1">
      <style:text-properties officeooo:rsid="002c1811"/>
    </style:style>
    <style:style style:name="T1" style:family="text">
      <style:text-properties officeooo:rsid="00128e8e"/>
    </style:style>
    <style:style style:name="T2" style:family="text">
      <style:text-properties officeooo:rsid="001580c6"/>
    </style:style>
    <style:style style:name="T3" style:family="text">
      <style:text-properties officeooo:rsid="001c41f7"/>
    </style:style>
    <style:style style:name="T4" style:family="text">
      <style:text-properties officeooo:rsid="001fe868"/>
    </style:style>
    <style:style style:name="T5" style:family="text">
      <style:text-properties officeooo:rsid="0020cdab"/>
    </style:style>
    <style:style style:name="T6" style:family="text">
      <style:text-properties officeooo:rsid="002c1811"/>
    </style:style>
    <style:style style:name="T7" style:family="text">
      <style:text-properties officeooo:rsid="002e7f6c"/>
    </style:style>
    <style:style style:name="T8" style:family="text">
      <style:text-properties officeooo:rsid="00128e8e" fo:background-color="transparent"/>
    </style:style>
    <style:style style:name="T9" style:family="text">
      <style:text-properties officeooo:rsid="00315a96"/>
    </style:style>
    <style:style style:name="T10" style:family="text">
      <style:text-properties officeooo:rsid="0032292d"/>
    </style:style>
    <style:style style:name="T11" style:family="text">
      <style:text-properties officeooo:rsid="00333895"/>
    </style:style>
    <style:style style:name="T12" style:family="text">
      <style:text-properties officeooo:rsid="0034377c"/>
    </style:style>
    <style:style style:name="T13" style:family="text">
      <style:text-properties officeooo:rsid="003446d8"/>
    </style:style>
    <style:style style:name="T14" style:family="text">
      <style:text-properties officeooo:rsid="00347c17"/>
    </style:style>
    <style:style style:name="T15" style:family="text">
      <style:text-properties officeooo:rsid="00363ad6"/>
    </style:style>
    <style:style style:name="T16" style:family="text">
      <style:text-properties officeooo:rsid="00396cd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V_TST_DIRS]" text:name="V_HTMLSINGLE"/>
        <text:user-field-decl office:value-type="string" office:string-value="[V_TITLE]" text:name="V_TITLE"/>
        <text:user-field-decl office:value-type="string" office:string-value="[V_HTML_MULTI]" text:name="V_HTMLMULTI"/>
        <text:user-field-decl office:value-type="string" office:string-value="[V_TEXT_ARRAY]" text:name="V_TEXTARRAY"/>
        <text:user-field-decl office:value-type="string" office:string-value="[V_TST_COLORS]" text:name="V_TSTCOLORS"/>
        <text:user-field-decl office:value-type="string" office:string-value="[V_TST_FOLDER]" text:name="V_FOLDERS"/>
        <text:user-field-decl office:value-type="string" office:string-value="[V_TST_MDIRS]" text:name="V_TST_MDIRS"/>
      </text:user-field-decls>
      <text:p text:style-name="P13"><text:span text:style-name="T1">Test </text:span><text:span text:style-name="T3"><text:s/></text:span><text:span text:style-name="T16">des énumérés répétables et des docid répétables</text:span><text:span text:style-name="T1"> : </text:span><text:span text:style-name="T2"><text:user-field-get text:name="V_TITLE">[V_TITLE]</text:user-field-get></text:span></text:p>
      <text:p text:style-name="P14"/>
      <text:h text:style-name="P31" text:outline-level="1">Test <text:span text:style-name="T6">multiple docid</text:span></text:h>
      <text:p text:style-name="P20">Le texte avec 3 <text:span text:style-name="T6">dossiers sur la même ligne <text:s/>séparé par des </text:span><text:span text:style-name="T13">virgules</text:span><text:span text:style-name="T6"> </text:span><text:span text:style-name="T12">(racine, import, les familles)</text:span></text:p>
      <text:p text:style-name="P14"><text:user-field-get text:name="V_HTMLSINGLE">[V_TST_DIRS]</text:user-field-get></text:p>
      <text:h text:style-name="P35" text:outline-level="1">Test <text:span text:style-name="T6">multiple docid puces</text:span></text:h>
      <text:p text:style-name="P22">3 puces <text:span text:style-name="T14">numéroté</text:span><text:span text:style-name="T15">e</text:span><text:span text:style-name="T14">s (1 à 3) </text:span>avec les 3 dossiers</text:p>
      <text:list xml:id="list674188964" text:style-name="L1">
        <text:list-item>
          <text:p text:style-name="P26"><text:user-field-get text:name="V_HTMLSINGLE">[V_TST_DIRS]</text:user-field-get></text:p>
        </text:list-item>
      </text:list>
      <text:h text:style-name="P37" text:outline-level="1">Test multiple enum</text:h>
      <text:p text:style-name="P21">Le texte avec 3 <text:span text:style-name="T6">couleurs </text:span><text:span text:style-name="T12">(rouge, jaune, vert) </text:span><text:span text:style-name="T6">sur la même ligne <text:s/>séparé par des </text:span><text:span text:style-name="T13">virgules</text:span></text:p>
      <text:p text:style-name="P16"><text:user-field-get text:name="V_TSTCOLORS">[V_TST_COLORS]</text:user-field-get></text:p>
      <text:h text:style-name="P36" text:outline-level="1">Test <text:span text:style-name="T6">multiple enum puces</text:span></text:h>
      <text:p text:style-name="P22">3 puces <text:span text:style-name="T14">numérotée</text:span><text:span text:style-name="T15">s</text:span><text:span text:style-name="T14"> (4 à 6) </text:span>avec les 3 <text:span text:style-name="T10">couleurs</text:span> <text:span text:style-name="T12">(rouge, jaune, vert)</text:span></text:p>
      <text:list xml:id="list91051962" text:continue-numbering="true" text:style-name="L1">
        <text:list-item>
          <text:p text:style-name="P26"><text:user-field-get text:name="V_TSTCOLORS">[V_TST_COLORS]</text:user-field-get></text:p>
        </text:list-item>
      </text:list>
      <text:p text:style-name="P25"/>
      <text:h text:style-name="P31" text:outline-level="1">Test simple dans cellule de tableau <text:span text:style-name="T4">seul</text:span></text:h>
      <text:p text:style-name="P23"><text:span text:style-name="T11">Les 3 dossiers racine, import et les familles donne</text:span><text:span text:style-name="T15">nt</text:span><text:span text:style-name="T11"> 3 rangées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7"><text:user-field-get text:name="V_HTMLSINGLE">[V_TST_DIRS]</text:user-field-get></text:p>
          </table:table-cell>
          <table:table-cell table:style-name="Tableau1.B2" office:value-type="string">
            <text:p text:style-name="P5">Gauche</text:p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B3" office:value-type="string">
            <text:p text:style-name="P1"/>
          </table:table-cell>
        </table:table-row>
      </table:table>
      <text:p text:style-name="P14"/>
      <text:h text:style-name="P32" text:outline-level="1">Test simple dans cellule de tableau <text:span text:style-name="T5">inline</text:span></text:h>
      <text:p text:style-name="P23"><text:span text:style-name="T11">Les 3 dossiers racine, import et les familles donne</text:span><text:span text:style-name="T15">nt</text:span><text:span text:style-name="T11"> <text:s/>trois rangées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/>
          </table:table-cell>
          <table:table-cell table:style-name="Tableau3.B1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15"><text:span text:style-name="T4">Avec du texte </text:span><text:user-field-get text:name="V_HTMLSINGLE">[V_TST_DIRS]</text:user-field-get> <text:span text:style-name="T4">autour</text:span></text:p>
          </table:table-cell>
          <table:table-cell table:style-name="Tableau3.B2" office:value-type="string">
            <text:p text:style-name="P6">Gauche</text:p>
          </table:table-cell>
        </table:table-row>
        <table:table-row>
          <table:table-cell table:style-name="Tableau3.A3" office:value-type="string">
            <text:p text:style-name="P2"/>
          </table:table-cell>
          <table:table-cell table:style-name="Tableau3.B3" office:value-type="string">
            <text:p text:style-name="P2"/>
          </table:table-cell>
        </table:table-row>
      </table:table>
      <text:p text:style-name="P19"/>
      <text:h text:style-name="P33" text:outline-level="1">Test <text:span text:style-name="T9">niveau 2</text:span> dans cellule de tableau</text:h>
      <text:p text:style-name="P23"><text:span text:style-name="T11">Les 3 dossiers multiples "racine", "import", "racine et import" donne</text:span><text:span text:style-name="T15">nt</text:span><text:span text:style-name="T11"> 3 rangées. </text:span><text:span text:style-name="T14">La cellule du milieu est identique pour toutes les rangées car elle est sans puces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2"/>
          </table:table-cell>
          <table:table-cell table:style-name="Tableau4.A1" office:value-type="string">
            <text:p text:style-name="P12"/>
          </table:table-cell>
          <table:table-cell table:style-name="Tableau4.C1" office:value-type="string">
            <text:p text:style-name="P12"/>
          </table:table-cell>
        </table:table-row>
        <table:table-row>
          <table:table-cell table:style-name="Tableau4.A2" office:value-type="string">
            <text:p text:style-name="P11"><text:user-field-get text:name="V_FOLDERS">[V_TST_FOLDER]</text:user-field-get></text:p>
          </table:table-cell>
          <table:table-cell table:style-name="Tableau4.A2" office:value-type="string">
            <text:p text:style-name="P18"><text:user-field-get text:name="V_TST_MDIRS">[V_TST_MDIRS]</text:user-field-get></text:p>
          </table:table-cell>
          <table:table-cell table:style-name="Tableau4.C2" office:value-type="string">
            <text:p text:style-name="P8">Gauche</text:p>
          </table:table-cell>
        </table:table-row>
        <table:table-row>
          <table:table-cell table:style-name="Tableau4.A3" office:value-type="string">
            <text:p text:style-name="P4"/>
          </table:table-cell>
          <table:table-cell table:style-name="Tableau4.A3" office:value-type="string">
            <text:p text:style-name="P4"/>
          </table:table-cell>
          <table:table-cell table:style-name="Tableau4.C3" office:value-type="string">
            <text:p text:style-name="P4"/>
          </table:table-cell>
        </table:table-row>
      </table:table>
      <text:p text:style-name="P19"><text:soft-page-break/></text:p>
      <text:h text:style-name="P34" text:outline-level="1">Test <text:span text:style-name="T7">puce</text:span> dans cellule de tableau <text:span text:style-name="T4">seul</text:span></text:h>
      <text:p text:style-name="P24"><text:span text:style-name="T11">Les 3 dossiers multiples "racine", "import", "racine et import" donne 3 rangées.. </text:span><text:span text:style-name="T14">La cellule du milieu contient successivement : "racine", "import" , "racine – import – les profils" avec des puces non numérotées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0"/>
          </table:table-cell>
          <table:table-cell table:style-name="Tableau2.A1" office:value-type="string">
            <text:p text:style-name="P10"/>
          </table:table-cell>
          <table:table-cell table:style-name="Tableau2.C1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7"><text:user-field-get text:name="V_FOLDERS">[V_TST_FOLDER]</text:user-field-get></text:p>
          </table:table-cell>
          <table:table-cell table:style-name="Tableau2.A2" office:value-type="string">
            <text:list xml:id="list1148756085" text:style-name="L2">
              <text:list-item>
                <text:p text:style-name="P27"><text:span text:style-name="T8"><text:user-field-get text:name="V_TST_MDIRS">[V_TST_MDIRS]</text:user-field-get></text:span><text:span text:style-name="T8"> </text:span></text:p>
              </text:list-item>
            </text:list>
          </table:table-cell>
          <table:table-cell table:style-name="Tableau2.C2" office:value-type="string">
            <text:p text:style-name="P7">Gauche</text:p>
          </table:table-cell>
        </table:table-row>
        <table:table-row>
          <table:table-cell table:style-name="Tableau2.A3" office:value-type="string">
            <text:p text:style-name="P3"/>
          </table:table-cell>
          <table:table-cell table:style-name="Tableau2.A3" office:value-type="string">
            <text:p text:style-name="P3"/>
          </table:table-cell>
          <table:table-cell table:style-name="Tableau2.C3" office:value-type="string">
            <text:p text:style-name="P3"/>
          </table:table-cell>
        </table:table-row>
      </table:table>
      <text:p text:style-name="P28"/>
      <text:list xml:id="list470883357" text:style-name="L3">
        <text:list-item>
          <text:p text:style-name="P29"><text:user-field-get text:name="V_TST_MDIRS">[V_TST_MDIRS]</text:user-field-get></text:p>
        </text:list-item>
      </text:list>
      <text:p text:style-name="P28"/>
      <text:p text:style-name="P30"><text:user-field-get text:name="V_TST_MDIRS">[V_TST_MDIRS]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Attendu" style:family="paragraph" style:parent-style-name="Text_20_body">
      <style:text-properties fo:color="#80808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Brison</meta:initial-creator>
    <meta:creation-date>2011-02-21T13:53:40</meta:creation-date>
    <meta:generator>OpenOffice.org/3.2$Linux OpenOffice.org_project/320m19$Build-9505</meta:generator>
    <dc:date>2011-02-28T17:49:10</dc:date>
    <dc:creator>Eric Brison</dc:creator>
    <meta:editing-duration>PT12H51M15S</meta:editing-duration>
    <meta:editing-cycles>41</meta:editing-cycles>
    <meta:document-statistic meta:table-count="4" meta:image-count="0" meta:object-count="0" meta:page-count="2" meta:paragraph-count="33" meta:word-count="214" meta:character-count="1324"/>
  </office:meta>
</office:document-meta>
</file>